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6343e"/>
    </style:style>
    <style:style style:name="P47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4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4f6728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53752f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76057f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2dbd314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3b300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3c174d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3e7865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3f4fdf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413308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4312cb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4600f1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482d82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officeooo:rsid="037dfaf6"/>
    </style:style>
    <style:style style:name="T40" style:family="text">
      <style:text-properties officeooo:rsid="037ebaf1"/>
    </style:style>
    <style:style style:name="T41" style:family="text">
      <style:text-properties officeooo:rsid="037f8a99"/>
    </style:style>
    <style:style style:name="T42" style:family="text">
      <style:text-properties officeooo:rsid="03807133"/>
    </style:style>
    <style:style style:name="T43" style:family="text">
      <style:text-properties officeooo:rsid="02d74b30"/>
    </style:style>
    <style:style style:name="T44" style:family="text">
      <style:text-properties officeooo:rsid="0339ed3d"/>
    </style:style>
    <style:style style:name="T45" style:family="text">
      <style:text-properties officeooo:rsid="033b3004"/>
    </style:style>
    <style:style style:name="T46" style:family="text">
      <style:text-properties officeooo:rsid="03494d1f"/>
    </style:style>
    <style:style style:name="T47" style:family="text">
      <style:text-properties officeooo:rsid="0349766e"/>
    </style:style>
    <style:style style:name="T48" style:family="text">
      <style:text-properties officeooo:rsid="034a2a76"/>
    </style:style>
    <style:style style:name="T49" style:family="text">
      <style:text-properties officeooo:rsid="034bbb3b"/>
    </style:style>
    <style:style style:name="T50" style:family="text">
      <style:text-properties officeooo:rsid="034c51c7"/>
    </style:style>
    <style:style style:name="T51" style:family="text">
      <style:text-properties officeooo:rsid="034c6587"/>
    </style:style>
    <style:style style:name="T52" style:family="text">
      <style:text-properties officeooo:rsid="034ea6b4"/>
    </style:style>
    <style:style style:name="T53" style:family="text">
      <style:text-properties officeooo:rsid="034fcda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1">1</text:span><text:span text:style-name="T5">.<text:tab/></text:span><text:span text:style-name="T12">B</text:span><text:span text:style-name="T7">ase de datos </text:span><text:span text:style-name="T10">Diamante</text:span><text:span text:style-name="T9"> (</text:span><text:span text:style-name="T10">1</text:span><text:span text:style-name="T9"> tabla)</text:span><text:span text:style-name="T6">.</text:span></text:p>
        <text:p text:style-name="P43"><text:span text:style-name="T13">Muestra </text:span><text:span text:style-name="T14">los </text:span><text:span text:style-name="T16">Diamantes </text:span><text:span text:style-name="T20">cuyo </text:span><text:span text:style-name="T33">tallado es bueno (Good) o muy bueno (Very Good)</text:span><text:span text:style-name="T13">.</text:span></text:p>
        <text:p text:style-name="P16"><draw:control text:anchor-type="paragraph" draw:z-index="24" draw:name="Control 5" draw:style-name="gr1" draw:text-style-name="P47" svg:width="15.497cm" svg:height="0.856cm" svg:x="1.3cm" svg:y="0cm" draw:control="control25"/></text:p>
        <text:p text:style-name="P44"><text:span text:style-name="T13">Muestra </text:span><text:span text:style-name="T17">los </text:span><text:span text:style-name="T21">diamantes </text:span><text:span text:style-name="T34">cuyos quilares oscilen entre 0.70 y 0.79</text:span><text:span text:style-name="T21">.</text:span></text:p>
        <text:p text:style-name="P19"><draw:control text:anchor-type="paragraph" draw:z-index="25" draw:name="Control 1" draw:style-name="gr1" draw:text-style-name="P47" svg:width="15.497cm" svg:height="0.856cm" svg:x="1.3cm" svg:y="0cm" draw:control="control26"/></text:p>
        <text:p text:style-name="P44"><text:span text:style-name="T22">Muestra los diamantes </text:span><text:span text:style-name="T34">cuya claridad NO incluya una ‘S’</text:span><text:span text:style-name="T15">.</text:span></text:p>
        <text:p text:style-name="P15"/>
        <text:p text:style-name="P44"><draw:control text:anchor-type="paragraph" draw:z-index="5" draw:name="Control 3" draw:style-name="gr1" draw:text-style-name="P47" svg:width="15.497cm" svg:height="0.856cm" svg:x="1.3cm" svg:y="-0.333cm" draw:control="control6"/><text:span text:style-name="T13">Muestra </text:span><text:span text:style-name="T23">los diamantes </text:span><text:span text:style-name="T35">cuyo número de tabla no empiece por 6 ni </text:span><text:span text:style-name="T36">acabe en 5</text:span><text:span text:style-name="T17">.</text:span></text:p>
        <text:p text:style-name="P14"><draw:control text:anchor-type="paragraph" draw:z-index="6" draw:name="Control 4" draw:style-name="gr1" draw:text-style-name="P47" svg:width="15.497cm" svg:height="0.856cm" svg:x="1.3cm" svg:y="0cm" draw:control="control7"/></text:p>
        <text:p text:style-name="P6"><text:span text:style-name="T11">2</text:span><text:span text:style-name="T5">.<text:tab/></text:span><text:span text:style-name="T8">B</text:span><text:span text:style-name="T7">ase de datos </text:span><text:span text:style-name="T10">Recetas de cocina</text:span><text:span text:style-name="T9"> (</text:span><text:span text:style-name="T10">1</text:span><text:span text:style-name="T9"> tablas)</text:span><text:span text:style-name="T6">.</text:span></text:p>
        <text:p text:style-name="P44"><text:span text:style-name="T18">Muestra las recetas </text:span><text:span text:style-name="T24">cuya </text:span><text:span text:style-name="T37">duración esté expresada en minutos</text:span><text:span text:style-name="T28">.</text:span></text:p>
        <text:p text:style-name="P30"><draw:control text:anchor-type="paragraph" draw:z-index="1" draw:name="Control 6" draw:style-name="gr1" draw:text-style-name="P47" svg:width="15.497cm" svg:height="0.856cm" svg:x="1.3cm" svg:y="0cm" draw:control="control2"/></text:p>
        <text:p text:style-name="P44"><text:span text:style-name="T18">Muestra </text:span><text:span text:style-name="T25">las recetas </text:span><text:span text:style-name="T28">que no han sufrido ningún tipo de modificación</text:span><text:span text:style-name="T15">.</text:span></text:p>
        <text:p text:style-name="P29"><draw:control text:anchor-type="paragraph" draw:z-index="2" draw:name="Control 7" draw:style-name="gr1" draw:text-style-name="P47" svg:width="15.497cm" svg:height="0.856cm" svg:x="1.3cm" svg:y="0cm" draw:control="control3"/></text:p>
        <text:p text:style-name="P44"><text:span text:style-name="T18">Muestra </text:span><text:span text:style-name="T26">las recetas </text:span><text:span text:style-name="T38">que contengan sal</text:span><text:span text:style-name="T29">.</text:span></text:p>
        <text:p text:style-name="P28"><draw:control text:anchor-type="paragraph" draw:z-index="3" draw:name="Control 8" draw:style-name="gr1" draw:text-style-name="P47" svg:width="15.497cm" svg:height="0.856cm" svg:x="1.3cm" svg:y="0cm" draw:control="control4"/></text:p>
        <text:p text:style-name="P44"><text:span text:style-name="T19">Muestra </text:span><text:span text:style-name="T26">las recetas </text:span><text:span text:style-name="T38">que no contengan ni cebolla ni ajo</text:span><text:span text:style-name="T27">.</text:span></text:p>
        <text:p text:style-name="P30"><draw:control text:anchor-type="paragraph" draw:z-index="4" draw:name="Control 9" draw:style-name="gr1" draw:text-style-name="P47" svg:width="15.497cm" svg:height="0.856cm" svg:x="1.3cm" svg:y="0cm" draw:control="control5"/></text:p>
        <text:p text:style-name="P11"/>
        <text:p text:style-name="P7"><text:span text:style-name="T11">3</text:span><text:span text:style-name="T5">.<text:tab/></text:span><text:span text:style-name="T8">B</text:span><text:span text:style-name="T7">ase de datos </text:span><text:span text:style-name="T10">Titanic</text:span><text:span text:style-name="T9"> (</text:span><text:span text:style-name="T10">1</text:span><text:span text:style-name="T9"> tablas)</text:span><text:span text:style-name="T6">.</text:span></text:p>
        <text:p text:style-name="P20"><text:span text:style-name="T39">Muestra los pasajeros cuya edad </text:span><text:span text:style-name="T46">oscile entre los 30 y 40 años</text:span>.</text:p>
        <text:p text:style-name="P33"><draw:control text:anchor-type="paragraph" draw:z-index="7" draw:name="Control 10" draw:style-name="gr1" draw:text-style-name="P47" svg:width="15.497cm" svg:height="0.856cm" svg:x="1.3cm" svg:y="0cm" draw:control="control8"/></text:p>
        <text:p text:style-name="P21"><text:span text:style-name="T39">Muestra los pasajeros cuyo Ticket sea </text:span><text:span text:style-name="T46">de la forma “PC ” y un número</text:span>.</text:p>
        <text:p text:style-name="P28"><draw:control text:anchor-type="paragraph" draw:z-index="8" draw:name="Control 11" draw:style-name="gr1" draw:text-style-name="P47" svg:width="15.497cm" svg:height="0.856cm" svg:x="1.3cm" svg:y="0cm" draw:control="control9"/></text:p>
        <text:p text:style-name="P21"><text:span text:style-name="T39">Muestra los pasajeros </text:span><text:span text:style-name="T47">de las cabinas del grupo C60 </text:span><text:span text:style-name="T48">(C60 al C69)</text:span>.</text:p>
        <text:p text:style-name="P42"><draw:control text:anchor-type="paragraph" draw:z-index="9" draw:name="Control 12" draw:style-name="gr1" draw:text-style-name="P47" svg:width="15.497cm" svg:height="0.856cm" svg:x="1.3cm" svg:y="0cm" draw:control="control10"/></text:p>
        <text:p text:style-name="P21"><text:span text:style-name="T39">Muestra los pasajero</text:span><text:span text:style-name="T51">s</text:span><text:span text:style-name="T39"> </text:span><text:span text:style-name="T48">en cuyo nombre esté el término ‘cho’</text:span>.</text:p>
        <text:p text:style-name="P28"><draw:control text:anchor-type="paragraph" draw:z-index="10" draw:name="Control 13" draw:style-name="gr1" draw:text-style-name="P47" svg:width="15.497cm" svg:height="0.856cm" svg:x="1.3cm" svg:y="0cm" draw:control="control11"/></text:p>
        <text:p text:style-name="P12"/>
        <text:p text:style-name="P5"/>
        <text:p text:style-name="P10"><text:span text:style-name="T11">4</text:span><text:span text:style-name="T5">.<text:tab/></text:span><text:span text:style-name="T8">B</text:span><text:span text:style-name="T7">ase de datos </text:span><text:span text:style-name="T10">Covid</text:span><text:span text:style-name="T9"> (</text:span><text:span text:style-name="T11">2</text:span><text:span text:style-name="T9"> tabla</text:span><text:span text:style-name="T11">s</text:span><text:span text:style-name="T9">)</text:span><text:span text:style-name="T6">.</text:span></text:p>
        <text:p text:style-name="P22"><text:span text:style-name="T40">Muestra </text:span><text:span text:style-name="T49">el ISO de las provincias que contengan una ‘A’.</text:span></text:p>
        <text:p text:style-name="P34"><draw:control text:anchor-type="paragraph" draw:z-index="11" draw:name="Control 14" draw:style-name="gr1" draw:text-style-name="P47" svg:width="15.497cm" svg:height="0.856cm" svg:x="1.3cm" svg:y="0cm" draw:control="control12"/></text:p>
        <text:p text:style-name="P21"><text:span text:style-name="T40">Muestra los datos del Covid cuyo número de </text:span><text:span text:style-name="T49">pruebas desconocidas sea de ciento y pico</text:span>.</text:p>
        <text:p text:style-name="P31"><draw:control text:anchor-type="paragraph" draw:z-index="12" draw:name="Control 15" draw:style-name="gr1" draw:text-style-name="P47" svg:width="15.497cm" svg:height="0.856cm" svg:x="1.3cm" svg:y="0cm" draw:control="control13"/></text:p>
        <text:p text:style-name="P21"><text:span text:style-name="T40">Muestra </text:span><text:span text:style-name="T50">los nombres de las provincias cuya segunda letra sea una ‘a’</text:span>.</text:p>
        <text:p text:style-name="P31"><draw:control text:anchor-type="paragraph" draw:z-index="13" draw:name="Control 16" draw:style-name="gr1" draw:text-style-name="P47" svg:width="15.497cm" svg:height="0.856cm" svg:x="1.3cm" svg:y="0cm" draw:control="control14"/></text:p>
        <text:p text:style-name="P23">Muestra <text:span text:style-name="T50">los nombres de las provincias que no acaben ni empiecen por ‘a’</text:span>.</text:p>
        <text:p text:style-name="P34"><draw:control text:anchor-type="paragraph" draw:z-index="14" draw:name="Control 17" draw:style-name="gr1" draw:text-style-name="P47" svg:width="15.497cm" svg:height="0.856cm" svg:x="1.3cm" svg:y="0cm" draw:control="control15"/></text:p>
        <text:p text:style-name="P13"/>
        <text:p text:style-name="P9"><text:span text:style-name="T10">5</text:span><text:span text:style-name="T5">.<text:tab/></text:span><text:span text:style-name="T8">B</text:span><text:span text:style-name="T7">ase de datos </text:span><text:span text:style-name="T10">Concellos de Galicia</text:span><text:span text:style-name="T9"> (</text:span><text:span text:style-name="T10">3</text:span><text:span text:style-name="T9"> tablas)</text:span><text:span text:style-name="T6">.</text:span></text:p>
        <text:p text:style-name="P24"><text:span text:style-name="T41">Muestr</text:span><text:span text:style-name="T44">a</text:span><text:span text:style-name="T41"> los datos de l</text:span><text:span text:style-name="T53">a</text:span><text:span text:style-name="T41">s Comarcas </text:span><text:span text:style-name="T53">de Galicia </text:span><text:span text:style-name="T41">cuy</text:span><text:span text:style-name="T53">o nombre empiece y acabe por ‘a’</text:span>.</text:p>
        <text:p text:style-name="P35"><draw:control text:anchor-type="paragraph" draw:z-index="26" draw:name="Control 18" draw:style-name="gr1" draw:text-style-name="P47" svg:width="15.497cm" svg:height="0.856cm" svg:x="1.3cm" svg:y="0cm" draw:control="control27"/></text:p>
        <text:p text:style-name="P25"><text:span text:style-name="T53">Muestra los datos de los Concellos de Galicia cuyo nombre contenga ‘añ’</text:span>.</text:p>
        <text:p text:style-name="P36"><draw:control text:anchor-type="paragraph" draw:z-index="27" draw:name="Control 19" draw:style-name="gr1" draw:text-style-name="P47" svg:width="15.497cm" svg:height="0.856cm" svg:x="1.3cm" svg:y="0cm" draw:control="control28"/></text:p>
        <text:p text:style-name="P26"><text:span text:style-name="T42">Muestra los datos de </text:span><text:span text:style-name="T53">los Concellos de Galicia cuyo nombre empiece por el artículo ‘O’.</text:span></text:p>
        <text:p text:style-name="P36"><draw:control text:anchor-type="paragraph" draw:z-index="28" draw:name="Control 20" draw:style-name="gr1" draw:text-style-name="P47" svg:width="15.497cm" svg:height="0.856cm" svg:x="1.3cm" svg:y="0cm" draw:control="control29"/></text:p>
        <text:p text:style-name="P27"><text:span text:style-name="T42">Muestra los datos de </text:span><text:span text:style-name="T53">las poblaciones de Galicia cuyo número de mujeres sea múltiplo de 10 y el número de hombres contenga un ‘5’</text:span>.</text:p>
        <text:p text:style-name="P37"><draw:control text:anchor-type="paragraph" draw:z-index="15" draw:name="Control 21" draw:style-name="gr1" draw:text-style-name="P47" svg:width="15.497cm" svg:height="0.856cm" svg:x="1.3cm" svg:y="0cm" draw:control="control16"/></text:p>
        <text:p text:style-name="P4"/>
        <text:p text:style-name="P4"/>
        <text:p text:style-name="P8"><text:span text:style-name="T10">6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  <text:p text:style-name="P17"><text:span text:style-name="T43">Muestra </text:span><text:span text:style-name="T45">el nombre y la ciudad de los equipos cuya ciudad termine en ‘o’</text:span><text:span text:style-name="T43">.</text:span></text:p>
        <text:p text:style-name="P32"><draw:control text:anchor-type="paragraph" draw:z-index="16" draw:name="Control 22" draw:style-name="gr1" draw:text-style-name="P47" svg:width="15.497cm" svg:height="0.856cm" svg:x="1.3cm" svg:y="0cm" draw:control="control17"/></text:p>
        <text:p text:style-name="P17"><text:span text:style-name="T45">Muestra el nombre del jugador y del equipo cuyos jugadores contengan una ‘u’</text:span>.</text:p>
        <text:p text:style-name="P32"><draw:control text:anchor-type="paragraph" draw:z-index="17" draw:name="Control 23" draw:style-name="gr1" draw:text-style-name="P47" svg:width="15.497cm" svg:height="0.856cm" svg:x="1.3cm" svg:y="0cm" draw:control="control18"/></text:p>
        <text:p text:style-name="P17">Muestra <text:span text:style-name="T45">el nombre y ciudad del equipo cuya ciudad tenga una ‘h’ como segunda letra</text:span>.</text:p>
        <text:p text:style-name="P32"><draw:control text:anchor-type="paragraph" draw:z-index="18" draw:name="Control 24" draw:style-name="gr1" draw:text-style-name="P47" svg:width="15.497cm" svg:height="0.856cm" svg:x="1.3cm" svg:y="0cm" draw:control="control19"/></text:p>
        <text:p text:style-name="P17">Muestra <text:span text:style-name="T45">el nombre y </text:span><text:span text:style-name="T52">la ciudad del </text:span><text:span text:style-name="T45">equipo, cuyo nombre contenga una ‘o’ o como antepenúltima letra.</text:span></text:p>
        <text:p text:style-name="P32"><draw:control text:anchor-type="paragraph" draw:z-index="19" draw:name="Control 25" draw:style-name="gr1" draw:text-style-name="P47" svg:width="15.497cm" svg:height="0.856cm" svg:x="1.3cm" svg:y="0cm" draw:control="control20"/></text:p>
        <text:p text:style-name="P3"/>
        <text:p text:style-name="P6"><text:span text:style-name="T10">7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  <text:p text:style-name="P45"><text:span text:style-name="T13">Muestra </text:span><text:span text:style-name="T31">el nombre y el teléfono de los clientes cuyo nombre de contacto empiece por ‘a’</text:span><text:span text:style-name="T13">.</text:span></text:p>
        <text:p text:style-name="P38"><draw:control text:anchor-type="paragraph" draw:z-index="20" draw:name="Control 26" draw:style-name="gr1" draw:text-style-name="P47" svg:width="15.497cm" svg:height="0.856cm" svg:x="1.3cm" svg:y="0cm" draw:control="control21"/></text:p>
        <text:p text:style-name="P45"><text:span text:style-name="T13">Muestra </text:span><text:span text:style-name="T31">las oficinas cuya ciudad en la que se ubican, tenga como segunda letra ‘a’ y acabe en ‘a’</text:span><text:span text:style-name="T13">.</text:span></text:p>
        <text:p text:style-name="P39"><draw:control text:anchor-type="paragraph" draw:z-index="21" draw:name="Control 27" draw:style-name="gr1" draw:text-style-name="P47" svg:width="15.497cm" svg:height="0.856cm" svg:x="1.3cm" svg:y="0cm" draw:control="control22"/></text:p>
        <text:p text:style-name="P45"><text:span text:style-name="T13">Muestra </text:span><text:span text:style-name="T30">los </text:span><text:span text:style-name="T31">pagos realizados durante 2008</text:span><text:span text:style-name="T30">.</text:span></text:p>
        <text:p text:style-name="P40"><draw:control text:anchor-type="paragraph" draw:z-index="22" draw:name="Control 28" draw:style-name="gr1" draw:text-style-name="P47" svg:width="15.497cm" svg:height="0.856cm" svg:x="1.3cm" svg:y="0cm" draw:control="control23"/></text:p>
        <text:p text:style-name="P46"><text:span text:style-name="T13">Muestra </text:span><text:span text:style-name="T30">los pedidos </text:span><text:span text:style-name="T32">realizados en enero y con fecha de entrega esperada en febrero</text:span><text:span text:style-name="T13">.</text:span></text:p>
        <text:p text:style-name="P41"><draw:control text:anchor-type="paragraph" draw:z-index="23" draw:name="Control 29" draw:style-name="gr1" draw:text-style-name="P47" svg:width="15.497cm" svg:height="0.856cm" svg:x="1.3cm" svg:y="0cm" draw:control="control24"/></text:p>
        <text:p text:style-name="P18"><draw:control text:anchor-type="paragraph" draw:z-index="0" draw:name="Control 2" draw:style-name="gr2" draw:text-style-name="P48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5</text:span><text:span text:style-name="MT1">.<text:tab/></text:span><text:span text:style-name="MT3">R</text:span><text:span text:style-name="MT4">ealización de consultas </text:span><text:span text:style-name="MT2">con patrón like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2-05T21:25:59.403000000</dc:date>
    <meta:editing-duration>P2DT7H57M37S</meta:editing-duration>
    <meta:editing-cycles>682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36" meta:word-count="421" meta:character-count="2346" meta:non-whitespace-character-count="1960"/>
  </office:meta>
</office:document-meta>
</file>